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1.615cm" fo:margin-left="0cm" fo:margin-right="5.974cm" table:align="margins"/>
    </style:style>
    <style:style style:name="Tabla1.A" style:family="table-column">
      <style:table-column-properties style:column-width="3.625cm" style:rel-column-width="20451*"/>
    </style:style>
    <style:style style:name="Tabla1.B" style:family="table-column">
      <style:table-column-properties style:column-width="4.63cm" style:rel-column-width="26124*"/>
    </style:style>
    <style:style style:name="Tabla1.C" style:family="table-column">
      <style:table-column-properties style:column-width="3.36cm" style:rel-column-width="18960*"/>
    </style:style>
    <style:style style:name="Tabla1.1" style:family="table-row">
      <style:table-row-properties style:min-row-height="2.963cm"/>
    </style:style>
    <style:style style:name="Tabla1.A1" style:family="table-cell">
      <style:table-cell-properties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97cm" fo:border-left="none" fo:border-right="none" fo:border-top="0.25pt solid #000000" fo:border-bottom="0.25pt solid #000000"/>
    </style:style>
    <style:style style:name="Tabla1.C1" style:family="table-cell">
      <style:table-cell-properties fo:background-color="transparent" fo:padding="0.097cm" fo:border-left="none" fo:border-right="0.25pt solid #000000" fo:border-top="0.25pt solid #000000" fo:border-bottom="0.25pt solid #000000">
        <style:background-image/>
      </style:table-cell-properties>
    </style:style>
    <style:style style:name="Tabla1.A2" style:family="table-cell">
      <style:table-cell-properties fo:padding="0.097cm" fo:border-left="0.25pt solid #000000" fo:border-right="none" fo:border-top="none" fo:border-bottom="0.25pt solid #000000"/>
    </style:style>
    <style:style style:name="Tabla1.B2" style:family="table-cell">
      <style:table-cell-properties fo:padding="0.097cm" fo:border-left="none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Cantarell"/>
    </style:style>
    <style:style style:name="P3" style:family="paragraph" style:parent-style-name="Standard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4" style:family="paragraph" style:parent-style-name="Fram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fo:color="#dc2300" style:font-name="Cantarell" fo:font-size="13pt" fo:font-weight="bold" style:font-size-asian="13pt" style:font-weight-asian="bold" style:font-size-complex="13pt" style:font-weight-complex="bold"/>
    </style:style>
    <style:style style:name="P6" style:family="paragraph" style:parent-style-name="Table_20_Contents">
      <style:text-properties style:font-name="Cantarel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Cantarell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color="#ff00ff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8080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2335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fr1" style:family="graphic" style:parent-style-name="Frame">
      <style:graphic-properties style:print-content="true" style:protect="none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><draw:frame draw:style-name="fr1" draw:name="image: (StringIO(str(patient.photo)), 'image/png','3cm','3cm')" text:anchor-type="paragraph" svg:x="0.191cm" svg:y="0.194cm" svg:width="1.725cm" svg:height="0.452cm" draw:z-index="0"><draw:text-box><text:p text:style-name="Frame_20_contents"/></draw:text-box></draw:frame></text:p>
          </table:table-cell>
          <table:table-cell table:style-name="Tabla1.B1" office:value-type="string">
            <text:p text:style-name="P6"/>
            <text:p text:style-name="P8"><text:span text:style-name="T1">Name</text:span> : <text:placeholder text:placeholder-type="text">&lt;patient.lastname&gt;</text:placeholder>, <text:placeholder text:placeholder-type="text">&lt;patient.name.name&gt;</text:placeholder></text:p>
            <text:p text:style-name="P8"/>
            <text:p text:style-name="P8"><text:span text:style-name="T1">DoB</text:span> : <text:placeholder text:placeholder-type="text">&lt;patient.dob&gt;</text:placeholder></text:p>
            <text:p text:style-name="P8"/>
            <text:p text:style-name="P8"><text:span text:style-name="T3">Blood Type</text:span> : <text:placeholder text:placeholder-type="text">&lt;patient.blood_type&gt;</text:placeholder> <text:placeholder text:placeholder-type="text">&lt;patient.rh&gt;</text:placeholder></text:p>
            <text:p text:style-name="P9"><text:s/></text:p>
          </table:table-cell>
          <table:table-cell table:style-name="Tabla1.C1" office:value-type="string">
            <text:p text:style-name="P5"><text:placeholder text:placeholder-type="text">&lt;patient.puid&gt;</text:placeholder></text:p>
            <text:p text:style-name="P5"><draw:frame draw:style-name="fr2" draw:name="image: (StringIO(str(patient.qr)), 'image/png','2cm','2cm')" text:anchor-type="paragraph" svg:width="2cm" draw:z-index="1"><draw:text-box fo:min-height="0.499cm"><text:p text:style-name="P4"/></draw:text-box></draw:frame></text:p>
          </table:table-cell>
        </table:table-row>
        <table:table-row>
          <table:table-cell table:style-name="Tabla1.A2" office:value-type="string">
            <text:p text:style-name="P7"><text:placeholder text:placeholder-type="text">&lt;if test="patient.sex =='f'" &gt;</text:placeholder></text:p>
            <text:p text:style-name="P10">Female</text:p>
            <text:p text:style-name="P7"><text:placeholder text:placeholder-type="text">&lt;/if&gt;</text:placeholder></text:p>
            <text:p text:style-name="P3"><text:placeholder text:placeholder-type="text">&lt;if test="patient.sex =='m'" &gt;</text:placeholder></text:p>
            <text:p text:style-name="P11">Male</text:p>
            <text:p text:style-name="P7"><text:placeholder text:placeholder-type="text">&lt;/if&gt;</text:placeholder></text:p>
          </table:table-cell>
          <table:table-cell table:style-name="Tabla1.B2" table:number-columns-spanned="2" office:value-type="string">
            <text:p text:style-name="P7"/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3" meta:word-count="30" meta:character-count="258" meta:non-whitespace-character-count="239"/>
    <meta:user-defined meta:name="Info 1"/>
    <meta:user-defined meta:name="Info 2"/>
    <meta:user-defined meta:name="Info 3"/>
    <meta:user-defined meta:name="Info 4"/>
  </office:meta>
</office:document-meta>
</file>